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2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6.701cm"/>
    </style:style>
    <style:style style:name="co6" style:family="table-column">
      <style:table-column-properties fo:break-before="auto" style:column-width="6.361cm"/>
    </style:style>
    <style:style style:name="co7" style:family="table-column">
      <style:table-column-properties fo:break-before="auto" style:column-width="8.587cm"/>
    </style:style>
    <style:style style:name="co8" style:family="table-column">
      <style:table-column-properties fo:break-before="auto" style:column-width="9.8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g Id</text:p>
          </table:table-cell>
          <table:table-cell office:value-type="string">
            <text:p>Bug Title</text:p>
          </table:table-cell>
          <table:table-cell office:value-type="string">
            <text:p>Product</text:p>
          </table:table-cell>
          <table:table-cell office:value-type="string">
            <text:p>Component</text:p>
          </table:table-cell>
          <table:table-cell office:value-type="string">
            <text:p>Platform</text:p>
          </table:table-cell>
          <table:table-cell office:value-type="string">
            <text:p>Priority</text:p>
          </table:table-cell>
          <table:table-cell office:value-type="string">
            <text:p>Severity</text:p>
          </table:table-cell>
          <table:table-cell office:value-type="string">
            <text:p>Prerequisites</text:p>
          </table:table-cell>
          <table:table-cell office:value-type="string">
            <text:p>Steps to reproduce</text:p>
          </table:table-cell>
          <table:table-cell office:value-type="string">
            <text:p>Actual result</text:p>
          </table:table-cell>
          <table:table-cell office:value-type="string">
            <text:p>Expected result</text:p>
          </table:table-cell>
          <table:table-cell office:value-type="string">
            <text:p>Reported by</text:p>
          </table:table-cell>
          <table:table-cell office:value-type="string">
            <text:p>Assigned to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B_001</text:p>
          </table:table-cell>
          <table:table-cell office:value-type="string">
            <text:p>The choose user ID field accepts special characters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64</text:p>
          </table:table-cell>
          <table:table-cell table:number-columns-repeated="2" office:value-type="string">
            <text:p>High</text:p>
          </table:table-cell>
          <table:table-cell office:value-type="string">
            <text:p>New Registration page should be open</text:p>
          </table:table-cell>
          <table:table-cell office:value-type="string">
            <text:p>1.Enter input to Choose user Id field</text:p>
          </table:table-cell>
          <table:table-cell office:value-type="string">
            <text:p>Choose user ID field accepts special characters</text:p>
          </table:table-cell>
          <table:table-cell office:value-type="string">
            <text:p>Choose user ID field should not accept special characters</text:p>
          </table:table-cell>
          <table:table-cell office:value-type="string">
            <text:p>Tanuja</text:p>
          </table:table-cell>
          <table:table-cell office:value-type="string">
            <text:p>Ishika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B_002</text:p>
          </table:table-cell>
          <table:table-cell office:value-type="string">
            <text:p>The incorrect spelling of New Registration header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65</text:p>
          </table:table-cell>
          <table:table-cell table:number-columns-repeated="9"/>
        </table:table-row>
        <table:table-row table:style-name="ro1">
          <table:table-cell office:value-type="string">
            <text:p>B_003</text:p>
          </table:table-cell>
          <table:table-cell office:value-type="string">
            <text:p>Confirm Password field input is not encrypted, its visible to user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66</text:p>
          </table:table-cell>
          <table:table-cell table:number-columns-repeated="9"/>
        </table:table-row>
        <table:table-row table:style-name="ro1">
          <table:table-cell office:value-type="string">
            <text:p>B_004</text:p>
          </table:table-cell>
          <table:table-cell office:value-type="string">
            <text:p>Enter User Id placehoder is outside the textbox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67</text:p>
          </table:table-cell>
          <table:table-cell table:number-columns-repeated="9"/>
        </table:table-row>
        <table:table-row table:style-name="ro1">
          <table:table-cell office:value-type="string">
            <text:p>B_005</text:p>
          </table:table-cell>
          <table:table-cell office:value-type="string">
            <text:p>Enter Password placehoder is outside the textbox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68</text:p>
          </table:table-cell>
          <table:table-cell table:number-columns-repeated="9"/>
        </table:table-row>
        <table:table-row table:style-name="ro1">
          <table:table-cell office:value-type="string">
            <text:p>B_006</text:p>
          </table:table-cell>
          <table:table-cell office:value-type="string">
            <text:p>Captcha is not readable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69</text:p>
          </table:table-cell>
          <table:table-cell table:number-columns-repeated="9"/>
        </table:table-row>
        <table:table-row table:style-name="ro1">
          <table:table-cell office:value-type="string">
            <text:p>B_007</text:p>
          </table:table-cell>
          <table:table-cell office:value-type="string">
            <text:p>There is no way to relaod captcha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70</text:p>
          </table:table-cell>
          <table:table-cell table:number-columns-repeated="9"/>
        </table:table-row>
        <table:table-row table:style-name="ro1">
          <table:table-cell office:value-type="string">
            <text:p>B_008</text:p>
          </table:table-cell>
          <table:table-cell office:value-type="string">
            <text:p>Register button's label has “r” instead of “R”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71</text:p>
          </table:table-cell>
          <table:table-cell table:number-columns-repeated="9"/>
        </table:table-row>
        <table:table-row table:style-name="ro1">
          <table:table-cell office:value-type="string">
            <text:p>B_009</text:p>
          </table:table-cell>
          <table:table-cell office:value-type="string">
            <text:p>There is no clear button if user wants to clear the field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72</text:p>
          </table:table-cell>
          <table:table-cell table:number-columns-repeated="9"/>
        </table:table-row>
        <table:table-row table:style-name="ro1">
          <table:table-cell office:value-type="string">
            <text:p>B_010</text:p>
          </table:table-cell>
          <table:table-cell office:value-type="string">
            <text:p>The country field show default ”India” instead of “select”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73</text:p>
          </table:table-cell>
          <table:table-cell table:number-columns-repeated="9"/>
        </table:table-row>
        <table:table-row table:style-name="ro1">
          <table:table-cell office:value-type="string">
            <text:p>B_011</text:p>
          </table:table-cell>
          <table:table-cell office:value-type="string">
            <text:p>Password defining guidelines should be there</text:p>
          </table:table-cell>
          <table:table-cell office:value-type="string">
            <text:p>User Interface</text:p>
          </table:table-cell>
          <table:table-cell office:value-type="string">
            <text:p>New registraton page</text:p>
          </table:table-cell>
          <table:table-cell office:value-type="string">
            <text:p>Chrome11.0.5563.74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4">14/03/2023</text:date>, <text:time>19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18:54:33.89</meta:creation-date>
    <dc:date>2023-03-14T19:20:51.56</dc:date>
    <meta:editing-duration>PT26M16S</meta:editing-duration>
    <meta:editing-cycles>4</meta:editing-cycles>
    <meta:generator>OpenOffice/4.1.13$Win32 OpenOffice.org_project/4113m1$Build-9810</meta:generator>
    <meta:document-statistic meta:table-count="3" meta:cell-count="78" meta:object-count="0"/>
  </office:meta>
</office:document-meta>
</file>